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formance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tency</text:p>
                <text:list>
                  <text:list-item>
                    <text:p>Total time it takes to compute a single result</text:p>
                  </text:list-item>
                  <text:list-item>
                    <text:p>Measured in units of time</text:p>
                  </text:list-item>
                </text:list>
              </text:list-item>
              <text:list-item>
                <text:p>Throughput</text:p>
                <text:list>
                  <text:list-item>
                    <text:p>The rate at which a series of results can be computed</text:p>
                  </text:list-item>
                  <text:list-item>
                    <text:p>Measured in units of work per unit time</text:p>
                  </text:list-item>
                </text:list>
              </text:list-item>
              <text:list-item>
                <text:p>Power Consumption</text:p>
                <text:list>
                  <text:list-item>
                    <text:p>The amount of power required to performa computation</text:p>
                  </text:list-item>
                  <text:list-item>
                    <text:p>Measured in Work per power 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peedup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pares latency in solving an indentical problem on one hardware unit versus P hardware units</text:p>
                <text:list>
                  <text:list-item>
                    <text:p>Sp=T1/Tp</text:p>
                  </text:list-item>
                </text:list>
              </text:list-item>
              <text:list-item>
                <text:p>Absolute Speedup</text:p>
                <text:list>
                  <text:list-item>
                    <text:p>Sequential Algorithm Time used for T1</text:p>
                  </text:list-item>
                </text:list>
              </text:list-item>
              <text:list-item>
                <text:p>Relative Speedup</text:p>
                <text:list>
                  <text:list-item>
                    <text:p>Parallel algorithm used for T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fficienc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peedup divided bu number of workers</text:p>
                <text:list>
                  <text:list-item>
                    <text:p>Sp/P</text:p>
                  </text:list-item>
                  <text:list-item>
                    <text:p>T1/P*Tp</text:p>
                  </text:list-item>
                </text:list>
              </text:list-item>
              <text:list-item>
                <text:p>Ideal efficiency is 1</text:p>
                <text:list>
                  <text:list-item>
                    <text:p>100% 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perlinear Speedu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lel Algorithm makes better use of cache</text:p>
              </text:list-item>
              <text:list-item>
                <text:p>Parallel Algorithm is better</text:p>
              </text:list-item>
              <text:list-item>
                <text:p>Parallel Algorithm with multiple threads uses cache better than single parallel algorithm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ork is of two types</text:p>
                <text:list>
                  <text:list-item>
                    <text:p>Serial Work</text:p>
                    <text:list>
                      <text:list-item>
                        <text:p>Cannot be parallelised</text:p>
                      </text:list-item>
                    </text:list>
                  </text:list-item>
                  <text:list-item>
                    <text:p>Parallel Work</text:p>
                    <text:list>
                      <text:list-item>
                        <text:p>Can be done in parallel</text:p>
                      </text:list-item>
                    </text:list>
                  </text:list-item>
                </text:list>
              </text:list-item>
              <text:list-item>
                <text:p>T1=Work<text:span text:style-name="T1">serial</text:span> + Work<text:span text:style-name="T1">parallel</text:span></text:p>
              </text:list-item>
              <text:list-item>
                <text:p>Tp&gt;=Work<text:span text:style-name="T1">serial</text:span>+Work<text:span text:style-name="T1">parallel</text:span>/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f f is the fraction of the total work that is serial then (1-f) is the fraction that is parallel</text:p>
                <text:list>
                  <text:list-item>
                    <text:p>W<text:span text:style-name="T1">serial</text:span>=fT1</text:p>
                  </text:list-item>
                  <text:list-item>
                    <text:p>W<text:span text:style-name="T1">parallel</text:span>=(1-f)T1</text:p>
                  </text:list-item>
                </text:list>
              </text:list-item>
              <text:list-item>
                <text:p>Sp&lt;= 1/ [f+(1-f)/p]</text:p>
              </text:list-item>
              <text:list-item>
                <text:p>As P -&gt; infinity</text:p>
                <text:list>
                  <text:list-item>
                    <text:p>Seedup<text:span text:style-name="T1">inf</text:span>&lt;= 1/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0-31T13:04:54.704437019</dc:date>
    <meta:editing-duration>PT24M20S</meta:editing-duration>
    <meta:editing-cycles>7</meta:editing-cycles>
    <meta:generator>LibreOffice/5.1.6.2$Linux_X86_64 LibreOffice_project/10m0$Build-2</meta:generator>
    <meta:document-statistic meta:object-count="63"/>
  </office:meta>
</office:document-meta>
</file>